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office:font-face-decls>
  <office:automatic-styles>
    <style:style style:name="P1" style:family="paragraph" style:parent-style-name="Standard">
      <style:paragraph-properties fo:text-align="end" style:justify-single-word="false"/>
      <style:text-properties officeooo:rsid="000d7931" officeooo:paragraph-rsid="000d7931"/>
    </style:style>
    <style:style style:name="P2" style:family="paragraph" style:parent-style-name="Standard">
      <style:text-properties officeooo:rsid="000d7931" officeooo:paragraph-rsid="000d7931"/>
    </style:style>
    <style:style style:name="P3" style:family="paragraph" style:parent-style-name="Standard">
      <style:paragraph-properties fo:text-align="justify" style:justify-single-word="false"/>
      <style:text-properties officeooo:paragraph-rsid="000d7931"/>
    </style:style>
    <style:style style:name="P4" style:family="paragraph" style:parent-style-name="Standard">
      <style:paragraph-properties fo:text-align="justify" style:justify-single-word="false"/>
      <style:text-properties officeooo:rsid="000d7931" officeooo:paragraph-rsid="000d7931"/>
    </style:style>
    <style:style style:name="T1" style:family="text">
      <style:text-properties fo:font-weight="bold" officeooo:rsid="000d7931" style:font-weight-asian="bold" style:font-weight-complex="bold"/>
    </style:style>
    <style:style style:name="T2" style:family="text">
      <style:text-properties officeooo:rsid="000d7931"/>
    </style:style>
    <style:style style:name="T3" style:family="text">
      <style:text-properties fo:font-weight="normal" officeooo:rsid="000d7931" style:font-weight-asian="normal" style:font-weight-complex="normal"/>
    </style:style>
    <style:style style:name="T4" style:family="text">
      <style:text-properties fo:font-weight="normal" style:font-weight-asian="normal" style:font-weight-complex="normal"/>
    </style:style>
    <style:style style:name="T5" style:family="text">
      <style:text-properties fo:font-weight="bold"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abu, 20 November 2024</text:p>
      <text:p text:style-name="P2">Nama<text:tab/><text:tab/>: Farhan Kurnia Pratama</text:p>
      <text:p text:style-name="P2">NPM<text:tab/><text:tab/>: 2024110041</text:p>
      <text:p text:style-name="P2">Program Studi<text:tab/>: Teknik Informatika</text:p>
      <text:p text:style-name="P2">Mata Kuliah <text:tab/>: Pendidikan Agama</text:p>
      <text:p text:style-name="P2"/>
      <text:p text:style-name="P2">Jawaban UTS Pendidikan Agama</text:p>
      <text:p text:style-name="P2"/>
      <text:p text:style-name="P2">1. Apa yang Anda ketahui dengan Keimanan Quraisy?</text:p>
      <text:p text:style-name="P2"/>
      <text:p text:style-name="P3"><text:span text:style-name="T1">Jawaban</text:span><text:span text:style-name="T2">: </text:span>Keimanan Quraisy pada masa sebelum Islam dikenal sebagai kepercayaan kepada Allah sebagai Tuhan pencipta, tetapi mereka juga menyembah berhala sebagai perantara. Mereka mengakui eksistensi Allah tetapi tetap menjalankan praktik syirik (menyekutukan Allah).</text:p>
      <text:p text:style-name="P3"/>
      <text:p text:style-name="P3"><text:span text:style-name="T2">2. </text:span>Bagaimana Pandangan Al-Qur’an terhadap Seksualitas?</text:p>
      <text:p text:style-name="P3"/>
      <text:p text:style-name="P3"><text:span text:style-name="T1">Jawaban</text:span><text:span text:style-name="T3">: </text:span><text:span text:style-name="T4">Al-Qur'an memandang seksualitas sebagai fitrah manusia yang harus dikelola secara benar melalui aturan syariat. Seksualitas hanya boleh dilakukan dalam ikatan pernikahan, dan hubungan seksual di luar pernikahan dianggap dosa besar. Islam juga menekankan kehormatan, kesucian, dan menjaga aurat sebagai bagian dari akhlak.</text:span></text:p>
      <text:p text:style-name="P3"><text:span text:style-name="T4"/></text:p>
      <text:p text:style-name="P3"><text:span text:style-name="T3">3. </text:span><text:span text:style-name="Strong_20_Emphasis"><text:span text:style-name="T4">Berdasarkan kasus di </text:span></text:span><text:span text:style-name="Strong_20_Emphasis"><text:span text:style-name="T3">bawah</text:span></text:span><text:span text:style-name="Strong_20_Emphasis"><text:span text:style-name="T4">, bagaimana Anda melihat ini dalam konteks etika, moral, dan akhlak?</text:span></text:span></text:p>
      <text:p text:style-name="P3"><text:span text:style-name="T4"/></text:p>
      <text:p text:style-name="P3"><text:span text:style-name="T5">Kasus</text:span><text:span text:style-name="T4">: Akhir-akhir ini banyak Sekali seorang murid tidak memiliki nilai moral, etika dan akhlak salah satu contoh Siswi SMP di PASURUAN itu dinilai tidak sopan terhadap gurunya, lantaran menjawab pertanyaan yang dilontarkan oleh sang pengajar dengan jawaban yang seenaknya atau tidak sopan.</text:span></text:p>
      <text:p text:style-name="P4"><text:span text:style-name="T4"/></text:p>
      <text:p text:style-name="P3"><text:span text:style-name="T1">Jawaban</text:span><text:span text:style-name="T3">: </text:span><text:span text:style-name="T4">Dalam konteks etika, siswa harus menghormati guru sebagai bagian dari norma sosial. Secara moral, menjawab pertanyaan dengan tidak sopan menunjukkan kurangnya penghargaan terhadap nilai kesopanan. Dari sisi akhlak, Islam mengajarkan adab terhadap orang yang lebih tua, termasuk guru, untuk menjaga kehormatan dan tata krama dalam berbicara serta bertindak.</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ans" style:font-size-asian="10.5pt" style:language-asian="zh" style:country-asian="CN" style:font-name-complex="Noto Sans"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style:font-size-asian="10.5pt" style:language-asian="zh" style:country-asian="CN" style:font-name-complex="Noto Sans"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ans" style:font-family-asian="'Noto Sans'" style:font-family-generic-asian="system" style:font-pitch-asian="variable" style:font-size-asian="14pt" style:font-weight-asian="bold" style:font-name-complex="Noto Sans" style:font-family-complex="'Noto Sans'"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20T08:41:49.048201897</meta:creation-date>
    <dc:date>2024-11-20T08:55:20.785236187</dc:date>
    <meta:editing-duration>PT50S</meta:editing-duration>
    <meta:editing-cycles>1</meta:editing-cycles>
    <meta:document-statistic meta:table-count="0" meta:image-count="0" meta:object-count="0" meta:page-count="1" meta:paragraph-count="13" meta:word-count="222" meta:character-count="1611" meta:non-whitespace-character-count="1399"/>
    <meta:generator>LibreOffice/24.8.2.1$Linux_X86_64 LibreOffice_project/480$Build-1</meta:generator>
  </office:meta>
</office:document-meta>
</file>